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Základnítext" style:family="paragraph">
      <style:paragraph-properties fo:margin-left="0.1972in" fo:text-indent="-0.1972in">
        <style:tab-stops/>
      </style:paragraph-properties>
    </style:style>
    <style:style style:name="P19" style:parent-style-name="Základnítext" style:family="paragraph">
      <style:paragraph-properties fo:margin-left="0.1972in" fo:text-indent="-0.1972in">
        <style:tab-stops/>
      </style:paragraph-properties>
    </style:style>
    <style:style style:name="P20" style:parent-style-name="Základnítext" style:family="paragraph">
      <style:paragraph-properties fo:margin-left="0.1972in" fo:text-indent="-0.1972in">
        <style:tab-stops/>
      </style:paragraph-properties>
    </style:style>
    <style:style style:name="P21" style:parent-style-name="Základnítext" style:family="paragraph">
      <style:paragraph-properties fo:margin-left="0.1972in" fo:text-indent="-0.1972in">
        <style:tab-stops/>
      </style:paragraph-properties>
    </style:style>
    <style:style style:name="P22" style:parent-style-name="Základnítext" style:family="paragraph">
      <style:paragraph-properties fo:margin-left="0.1972in" fo:text-indent="-0.1972in">
        <style:tab-stops/>
      </style:paragraph-properties>
    </style:style>
    <style:style style:name="P23" style:parent-style-name="Základnítext" style:family="paragraph">
      <style:paragraph-properties fo:margin-left="0.1972in" fo:text-indent="-0.1972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9/2022<text:bookmark-end text:name="Text14"/></text:p>
            <text:p text:style-name="Normální">KVOP-9521/2022<text:bookmark-end text:name="Text2"/></text:p>
            <text:p text:style-name="Normální"><text:bookmark-start text:name="Text6"/>03. 02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J<text:bookmark-end text:name="Text7"/>. M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 poskytnutí<text:s/>informace</text:h>
      <text:p text:style-name="Základnítext">Vážený pane M.,</text:p>
      <text:p text:style-name="Základnítext">dne 26. ledna. 2021 byla do Kanceláře veřejného ochránce práv doručena Vaše 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8">Zda Věznice Jiřice přijala opatření navržená jí v případu<text:s/>sp. zn. 1586/2021/VOP/MS,</text:p>
        </text:list-item>
        <text:list-item>
          <text:p text:style-name="P19">Zda se veřejný ochránce práv zabývá Vaším podnětem vůči Sběrnému eskortnímu středisku Vazební věznice a ústavu pro výkon zabezpečovací detence Brno,</text:p>
        </text:list-item>
        <text:list-item>
          <text:p text:style-name="P20">Zaslání posledního Sborníku stanovisek veřejného ochránce práv k Vězeňství.</text:p>
        </text:list-item>
      </text:list>
      <text:p text:style-name="Základnítext">K Vaší žádosti<text:s/><text:span text:style-name="Silné">poskytuji následující informace</text:span>:</text:p>
      <text:list text:style-name="LFO4" text:continue-numbering="true">
        <text:list-item>
          <text:p text:style-name="P21">Věznice Jiřice v reakci na závěrečné stanovisko v případu zahájeném z Vašeho podnětu sp. zn. 1586/2021/VOP/MS navržené opatření nepřijala. Zástupkyně veřejného ochránce práv Mgr. Monika Šimůnková v této věci<text:s/>zvažuje další možné kroky, o kterých budete písemně vyrozuměn.</text:p>
        </text:list-item>
        <text:list-item>
          <text:p text:style-name="P22">Podnětem vůči Sběrnému eskortnímu středisku Vazební věznice a ústavu pro výkon zabezpečovací detence Brno se ochránce nezabývá. Zašlete-li do budoucna ochránci takový podnět, přiložte k němu prosím doklad o tom, jak byla vyřízena Vaše věcně související stížnost tak, aby byly naplněny základní náležitosti podnětu dle zákona č. 349/1999 Sb., o veřejném ochránci práv, ve znění pozdějších předpisů.</text:p>
        </text:list-item>
        <text:list-item>
          <text:p text:style-name="P23">Sborník stanovisek veřejného ochránce práv Vězeňství II z roku 2019. Aktuálnější vydání není k dispozici a ani se v současné době nepřipravuje.</text:p>
        </text:list-item>
      </text:list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5FE3*</text:span></text:p>
        <text:p text:style-name="P12"><text:span text:style-name="T13">KVOPX00C5FE3</text:span>KVOPX00C5FE3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2-04T11:48:00Z</meta:creation-date>
    <dc:date>2022-02-04T12:04:00Z</dc:date>
    <meta:print-date>2022-02-03T08:05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3" meta:word-count="227" meta:character-count="1568" meta:row-count="11" meta:non-whitespace-character-count="1344"/>
  </office:meta>
</office:document-meta>
</file>